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756in"/>
    </style:style>
    <style:style style:name="co3" style:family="table-column">
      <style:table-column-properties fo:break-before="auto" style:column-width="1.7854in"/>
    </style:style>
    <style:style style:name="co4" style:family="table-column">
      <style:table-column-properties fo:break-before="auto" style:column-width="5.1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3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_tasks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1">
          <table:table-cell office:value-type="string" calcext:value-type="string">
            <text:p>Task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stimated Time (Days)</text:p>
          </table:table-cell>
        </table:table-row>
        <table:table-row table:style-name="ro2">
          <table:table-cell table:style-name="ce7" office:value-type="string" calcext:value-type="string">
            <text:p>TC1000</text:p>
          </table:table-cell>
          <table:table-cell office:value-type="string" calcext:value-type="string">
            <text:p>Power Supply voltage should be from 5V to 24V</text:p>
            <text:p>1. Reverse Polarity protection</text:p>
            <text:p>2. Over voltage protection (30V).</text:p>
            <text:p>3. Power supply indicator LED.</text:p>
            <text:p>4. Over Voltage indicator LED.</text:p>
            <text:p><text:span text:style-name="T1">5. The ground of Timer is same as provided reference ground.</text:span>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C2000</text:p>
          </table:table-cell>
          <table:table-cell office:value-type="string" calcext:value-type="string">
            <text:p>Output</text:p>
            <text:p>1. ON condition → Source Current</text:p>
            <text:p>2. OFF Condition → High Impedance</text:p>
            <text:p>3. Protected from solenoid high voltage spikes.</text:p>
            <text:p>4. Indicator LED when output is ON.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C3000</text:p>
          </table:table-cell>
          <table:table-cell office:value-type="string" calcext:value-type="string">
            <text:p>Design an input capture unit.</text:p>
            <text:p>1. input is considered as high if voltage is above 1V.</text:p>
            <text:p>2. 20% hysteresis.</text:p>
            <text:p>3. Maximum input current should be below 50mA.</text:p>
            <text:p>4. The inputs are differential.</text:p>
            <text:p>5. Input assert indicator LEDs.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C4000</text:p>
          </table:table-cell>
          <table:table-cell table:style-name="Default" office:value-type="string" calcext:value-type="string">
            <text:p>Design the delays (3Nos)</text:p>
            <text:p>1. Adjustable by using trim pots.</text:p>
            <text:p>2. Adjustment range is 100ms to 5000ms.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C5000</text:p>
          </table:table-cell>
          <table:table-cell office:value-type="string" calcext:value-type="string">
            <text:p>Design the mode selection</text:p>
            <text:p>1. A DIP Switch to change the mode.</text:p>
            <text:p>2. Mode1 : SET turn ON the output and RESET will turn if OFF.</text:p>
            <text:p>3. Mode2: SET turn ON the output and the hold timer will turn if OFF. RESET is ignored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C6000</text:p>
          </table:table-cell>
          <table:table-cell office:value-type="string" calcext:value-type="string">
            <text:p>Integrate the circuit and verify by simula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C7000</text:p>
          </table:table-cell>
          <table:table-cell office:value-type="string" calcext:value-type="string">
            <text:p>BOM Finaliza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C8000</text:p>
          </table:table-cell>
          <table:table-cell office:value-type="string" calcext:value-type="string">
            <text:p>PCB Desig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table:formula="of:=SUM([.C2:.C10])" office:value-type="float" office:value="52" calcext:value-type="float">
            <text:p>52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ser duties" table:style-name="ta1">
        <table:table-column table:style-name="co1" table:default-cell-style-name="Default"/>
        <table:table-column table:style-name="co4" table:default-cell-style-name="ce8"/>
        <table:table-row table:style-name="ro1">
          <table:table-cell office:value-type="string" calcext:value-type="string">
            <text:p>Users Duti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Output to be NC or NO to be Decide by user. The circuit always provide current source in ON and high impedance when OFF.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User needs to make sure about he input voltage supply. It should be in range for the need of solenoid valve.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The Power supply must be either floating or using same ground as provided as reference ground.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sk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sk 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var (b-a)/6^2</text:p>
          </table:table-cell>
        </table:table-row>
        <table:table-row table:style-name="ro1">
          <table:table-cell table:style-name="ce7" office:value-type="string" calcext:value-type="string">
            <text:p>TC1000</text:p>
          </table:table-cell>
          <table:table-cell office:value-type="float" office:value="2" calcext:value-type="float">
            <text:p>2</text:p>
          </table:table-cell>
          <table:table-cell table:formula="of:=[$req_tasks.C2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2]+4*[.C2]+[.D2])/6" office:value-type="float" office:value="5.33333333333333" calcext:value-type="float">
            <text:p>5.3333</text:p>
          </table:table-cell>
          <table:table-cell table:style-name="ce9" table:formula="of:=POWER(([.D2]-[.B2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2000</text:p>
          </table:table-cell>
          <table:table-cell office:value-type="float" office:value="2" calcext:value-type="float">
            <text:p>2</text:p>
          </table:table-cell>
          <table:table-cell table:formula="of:=[$req_tasks.C3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3]+4*[.C3]+[.D3])/6" office:value-type="float" office:value="5.33333333333333" calcext:value-type="float">
            <text:p>5.3333</text:p>
          </table:table-cell>
          <table:table-cell table:style-name="ce9" table:formula="of:=POWER(([.D3]-[.B3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3000</text:p>
          </table:table-cell>
          <table:table-cell office:value-type="float" office:value="2" calcext:value-type="float">
            <text:p>2</text:p>
          </table:table-cell>
          <table:table-cell table:formula="of:=[$req_tasks.C4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4]+4*[.C4]+[.D4])/6" office:value-type="float" office:value="5.33333333333333" calcext:value-type="float">
            <text:p>5.3333</text:p>
          </table:table-cell>
          <table:table-cell table:style-name="ce9" table:formula="of:=POWER(([.D4]-[.B4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4000</text:p>
          </table:table-cell>
          <table:table-cell office:value-type="float" office:value="2" calcext:value-type="float">
            <text:p>2</text:p>
          </table:table-cell>
          <table:table-cell table:formula="of:=[$req_tasks.C5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5]+4*[.C5]+[.D5])/6" office:value-type="float" office:value="5.33333333333333" calcext:value-type="float">
            <text:p>5.3333</text:p>
          </table:table-cell>
          <table:table-cell table:style-name="ce9" table:formula="of:=POWER(([.D5]-[.B5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5000</text:p>
          </table:table-cell>
          <table:table-cell office:value-type="float" office:value="2" calcext:value-type="float">
            <text:p>2</text:p>
          </table:table-cell>
          <table:table-cell table:formula="of:=[$req_tasks.C6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6]+4*[.C6]+[.D6])/6" office:value-type="float" office:value="5.33333333333333" calcext:value-type="float">
            <text:p>5.3333</text:p>
          </table:table-cell>
          <table:table-cell table:style-name="ce9" table:formula="of:=POWER(([.D6]-[.B6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6000</text:p>
          </table:table-cell>
          <table:table-cell office:value-type="float" office:value="2" calcext:value-type="float">
            <text:p>2</text:p>
          </table:table-cell>
          <table:table-cell table:formula="of:=[$req_tasks.C7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9" table:formula="of:=([.B7]+4*[.C7]+[.D7])/6" office:value-type="float" office:value="5.33333333333333" calcext:value-type="float">
            <text:p>5.3333</text:p>
          </table:table-cell>
          <table:table-cell table:style-name="ce9" table:formula="of:=POWER(([.D7]-[.B7])/6;2)" office:value-type="float" office:value="1.77777777777778" calcext:value-type="float">
            <text:p>1.7778</text:p>
          </table:table-cell>
        </table:table-row>
        <table:table-row table:style-name="ro1">
          <table:table-cell office:value-type="string" calcext:value-type="string">
            <text:p>TC7000</text:p>
          </table:table-cell>
          <table:table-cell office:value-type="float" office:value="2" calcext:value-type="float">
            <text:p>2</text:p>
          </table:table-cell>
          <table:table-cell table:formula="of:=[$req_tasks.C8]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9" table:formula="of:=([.B8]+4*[.C8]+[.D8])/6" office:value-type="float" office:value="7.33333333333333" calcext:value-type="float">
            <text:p>7.3333</text:p>
          </table:table-cell>
          <table:table-cell table:style-name="ce9" table:formula="of:=POWER(([.D8]-[.B8])/6;2)" office:value-type="float" office:value="4" calcext:value-type="float">
            <text:p>4.0000</text:p>
          </table:table-cell>
        </table:table-row>
        <table:table-row table:style-name="ro1">
          <table:table-cell office:value-type="string" calcext:value-type="string">
            <text:p>TC8000</text:p>
          </table:table-cell>
          <table:table-cell office:value-type="float" office:value="5" calcext:value-type="float">
            <text:p>5</text:p>
          </table:table-cell>
          <table:table-cell table:formula="of:=[$req_tasks.C9]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9" table:formula="of:=([.B9]+4*[.C9]+[.D9])/6" office:value-type="float" office:value="15" calcext:value-type="float">
            <text:p>15.0000</text:p>
          </table:table-cell>
          <table:table-cell table:style-name="ce9" table:formula="of:=POWER(([.D9]-[.B9])/6;2)" office:value-type="float" office:value="11.1111111111111" calcext:value-type="float">
            <text:p>11.1111</text:p>
          </table:table-cell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formula="of:=SUM([.C2:.C9])" office:value-type="float" office:value="52" calcext:value-type="float">
            <text:p>52</text:p>
          </table:table-cell>
          <table:table-cell/>
          <table:table-cell office:value-type="string" calcext:value-type="string">
            <text:p>sum var</text:p>
          </table:table-cell>
          <table:table-cell table:formula="of:=SUM([.F2:.F9])" office:value-type="float" office:value="25.7777777777778" calcext:value-type="float">
            <text:p>25.777777777777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(%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14]-[.$C$10])/SQRT([.$F$10])" office:value-type="float" office:value="-2.36351579147501" calcext:value-type="float">
            <text:p>-2.36351579147501</text:p>
          </table:table-cell>
          <table:table-cell table:formula="of:=COM.MICROSOFT.NORM.S.DIST([.C14];1)*100" office:value-type="float" office:value="0.905122757473112" calcext:value-type="float">
            <text:p>0.9051227574731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5]-[.$C$10])/SQRT([.$F$10])" office:value-type="float" office:value="-1.37871754502709" calcext:value-type="float">
            <text:p>-1.37871754502709</text:p>
          </table:table-cell>
          <table:table-cell table:formula="of:=COM.MICROSOFT.NORM.S.DIST([.C15];1)*100" office:value-type="float" office:value="8.39909289160172" calcext:value-type="float">
            <text:p>8.399092891601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6]-[.$C$10])/SQRT([.$F$10])" office:value-type="float" office:value="-0.393919298579168" calcext:value-type="float">
            <text:p>-0.393919298579168</text:p>
          </table:table-cell>
          <table:table-cell table:formula="of:=COM.MICROSOFT.NORM.S.DIST([.C16];1)*100" office:value-type="float" office:value="34.6820310891879" calcext:value-type="float">
            <text:p>34.68203108918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[.B17]-[.$C$10])/SQRT([.$F$10])" office:value-type="float" office:value="0.590878947868752" calcext:value-type="float">
            <text:p>0.590878947868752</text:p>
          </table:table-cell>
          <table:table-cell table:formula="of:=COM.MICROSOFT.NORM.S.DIST([.C17];1)*100" office:value-type="float" office:value="72.2699233753305" calcext:value-type="float">
            <text:p>72.2699233753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18]-[.$C$10])/SQRT([.$F$10])" office:value-type="float" office:value="1.57567719431667" calcext:value-type="float">
            <text:p>1.57567719431667</text:p>
          </table:table-cell>
          <table:table-cell table:formula="of:=COM.MICROSOFT.NORM.S.DIST([.C18];1)*100" office:value-type="float" office:value="94.2449892083715" calcext:value-type="float">
            <text:p>94.24498920837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([.B19]-[.$C$10])/SQRT([.$F$10])" office:value-type="float" office:value="2.56047544076459" calcext:value-type="float">
            <text:p>2.56047544076459</text:p>
          </table:table-cell>
          <table:table-cell table:formula="of:=COM.MICROSOFT.NORM.S.DIST([.C19];1)*100" office:value-type="float" office:value="99.4773547436151" calcext:value-type="float">
            <text:p>99.47735474361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20]-[.$C$10])/SQRT([.$F$10])" office:value-type="float" office:value="3.54527368721251" calcext:value-type="float">
            <text:p>3.54527368721251</text:p>
          </table:table-cell>
          <table:table-cell table:formula="of:=COM.MICROSOFT.NORM.S.DIST([.C20];1)*100" office:value-type="float" office:value="99.980389718886" calcext:value-type="float">
            <text:p>99.9803897188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 style:data-style-name="N2" text:time-value="20:54:40.9763175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4T16:48:10.217952713</meta:creation-date>
    <meta:generator>LibreOffice/24.2.7.2$Linux_X86_64 LibreOffice_project/420$Build-2</meta:generator>
    <dc:date>2026-01-18T21:25:31.462613271</dc:date>
    <meta:editing-duration>PT1H51M7S</meta:editing-duration>
    <meta:editing-cycles>19</meta:editing-cycles>
    <meta:document-statistic meta:table-count="3" meta:cell-count="118" meta:object-count="0"/>
  </office:meta>
</office:document-meta>
</file>